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svg:stroke-opacity="0%" draw:fill-color="#b2b2b2" draw:opacity="50%" draw:opacity-name=""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5cm" fo:min-width="0.718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b2b2b2" draw:opacity="50%"/>
      <style:paragraph-properties fo:text-align="center"/>
      <style:text-properties style:font-name="CMU Serif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CMU Serif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g>
              <draw:g>
                <draw:custom-shape draw:style-name="gr1" draw:text-style-name="P2" draw:layer="layout" svg:width="1.27cm" svg:height="1.27cm" svg:x="2.932cm" svg:y="1.054cm">
                  <text:p text:style-name="P1"><text:span text:style-name="T1">C</text:span></text:p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custom-shape draw:style-name="gr1" draw:text-style-name="P2" draw:layer="layout" svg:width="1.27cm" svg:height="1.27cm" svg:x="5.472cm" svg:y="1.054cm">
                  <text:p text:style-name="P1"><text:span text:style-name="T1">P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2" draw:layer="layout" svg:width="1.27cm" svg:height="1.27cm" svg:x="8.012cm" svg:y="1.054cm">
                  <text:p text:style-name="P1"><text:span text:style-name="T1">C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2" draw:text-style-name="P3" draw:layer="layout" svg:x1="4.202cm" svg:y1="1.689cm" svg:x2="5.472cm" svg:y2="1.689cm">
                  <text:p/>
                </draw:line>
                <draw:line draw:style-name="gr2" draw:text-style-name="P3" draw:layer="layout" svg:x1="6.742cm" svg:y1="1.689cm" svg:x2="8.012cm" svg:y2="1.689cm">
                  <text:p/>
                </draw:line>
              </draw:g>
              <draw:g>
                <draw:custom-shape draw:style-name="gr1" draw:text-style-name="P2" draw:layer="layout" svg:width="1.27cm" svg:height="1.27cm" svg:x="2.932cm" svg:y="3.086cm">
                  <text:p text:style-name="P1"><text:span text:style-name="T1">P</text:span></text:p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custom-shape draw:style-name="gr1" draw:text-style-name="P2" draw:layer="layout" svg:width="1.27cm" svg:height="1.27cm" svg:x="5.472cm" svg:y="3.086cm">
                  <text:p text:style-name="P1"><text:span text:style-name="T1">C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2" draw:layer="layout" svg:width="1.27cm" svg:height="1.27cm" svg:x="8.012cm" svg:y="3.086cm">
                  <text:p text:style-name="P1"><text:span text:style-name="T1">P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2" draw:text-style-name="P3" draw:layer="layout" svg:x1="4.202cm" svg:y1="3.721cm" svg:x2="5.472cm" svg:y2="3.721cm">
                  <text:p/>
                </draw:line>
                <draw:line draw:style-name="gr2" draw:text-style-name="P3" draw:layer="layout" svg:x1="6.742cm" svg:y1="3.721cm" svg:x2="8.012cm" svg:y2="3.721cm">
                  <text:p/>
                </draw:line>
              </draw:g>
              <draw:g>
                <draw:custom-shape draw:style-name="gr1" draw:text-style-name="P2" draw:layer="layout" svg:width="1.27cm" svg:height="1.27cm" svg:x="2.932cm" svg:y="5.118cm">
                  <text:p text:style-name="P1"><text:span text:style-name="T1">P</text:span></text:p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custom-shape draw:style-name="gr1" draw:text-style-name="P2" draw:layer="layout" svg:width="1.27cm" svg:height="1.27cm" svg:x="5.472cm" svg:y="5.118cm">
                  <text:p text:style-name="P1"><text:span text:style-name="T1">C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2" draw:layer="layout" svg:width="1.27cm" svg:height="1.27cm" svg:x="8.012cm" svg:y="5.118cm">
                  <text:p text:style-name="P1"><text:span text:style-name="T1">C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2" draw:text-style-name="P3" draw:layer="layout" svg:x1="4.202cm" svg:y1="5.753cm" svg:x2="5.472cm" svg:y2="5.753cm">
                  <text:p/>
                </draw:line>
                <draw:line draw:style-name="gr2" draw:text-style-name="P3" draw:layer="layout" svg:x1="6.742cm" svg:y1="5.753cm" svg:x2="8.012cm" svg:y2="5.753cm">
                  <text:p/>
                </draw:line>
              </draw:g>
              <draw:g>
                <draw:custom-shape draw:style-name="gr1" draw:text-style-name="P2" draw:layer="layout" svg:width="1.27cm" svg:height="1.27cm" svg:x="2.932cm" svg:y="7.15cm">
                  <text:p text:style-name="P1"><text:span text:style-name="T1">C</text:span></text:p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custom-shape draw:style-name="gr1" draw:text-style-name="P2" draw:layer="layout" svg:width="1.27cm" svg:height="1.27cm" svg:x="5.472cm" svg:y="7.15cm">
                  <text:p text:style-name="P1"><text:span text:style-name="T1">C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2" draw:layer="layout" svg:width="1.27cm" svg:height="1.27cm" svg:x="8.012cm" svg:y="7.15cm">
                  <text:p text:style-name="P1"><text:span text:style-name="T1">P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2" draw:text-style-name="P3" draw:layer="layout" svg:x1="4.202cm" svg:y1="7.785cm" svg:x2="5.472cm" svg:y2="7.785cm">
                  <text:p/>
                </draw:line>
                <draw:line draw:style-name="gr2" draw:text-style-name="P3" draw:layer="layout" svg:x1="6.742cm" svg:y1="7.785cm" svg:x2="8.012cm" svg:y2="7.785cm">
                  <text:p/>
                </draw:line>
              </draw:g>
            </draw:g>
            <draw:custom-shape draw:style-name="gr3" draw:text-style-name="P5" draw:layer="layout" svg:width="1.27cm" svg:height="1.27cm" svg:x="1.154cm" svg:y="1.054cm">
              <text:p text:style-name="P4"><text:span text:style-name="T2">A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5" draw:layer="layout" svg:width="1.27cm" svg:height="1.27cm" svg:x="1.154cm" svg:y="3.086cm">
              <text:p text:style-name="P4"><text:span text:style-name="T2">B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5" draw:layer="layout" svg:width="1.27cm" svg:height="1.27cm" svg:x="1.154cm" svg:y="5.118cm">
              <text:p text:style-name="P4"><text:span text:style-name="T2">C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5" draw:layer="layout" svg:width="1.27cm" svg:height="1.27cm" svg:x="1.154cm" svg:y="7.15cm">
              <text:p text:style-name="P4"><text:span text:style-name="T2">D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3" draw:layer="layout" svg:width="2.54cm" svg:height="2.21cm" svg:x="13.346cm" svg:y="1.638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5" draw:text-style-name="P6" draw:layer="layout" svg:width="1.27cm" svg:height="1.27cm" svg:x="12.711cm" svg:y="3.213cm">
                <text:p text:style-name="P1"><text:span text:style-name="T1">C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5" draw:text-style-name="P6" draw:layer="layout" svg:width="1.27cm" svg:height="1.27cm" svg:x="13.981cm" svg:y="1.054cm">
                <text:p text:style-name="P1"><text:span text:style-name="T1">P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6" draw:layer="layout" svg:width="1.27cm" svg:height="1.27cm" svg:x="15.251cm" svg:y="3.213cm">
                <text:p text:style-name="P1"><text:span text:style-name="T1">C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custom-shape draw:style-name="gr4" draw:text-style-name="P3" draw:layer="layout" svg:width="2.54cm" svg:height="2.21cm" svg:x="13.346cm" svg:y="5.575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5" draw:text-style-name="P6" draw:layer="layout" svg:width="1.27cm" svg:height="1.27cm" svg:x="12.711cm" svg:y="7.15cm">
                <text:p text:style-name="P1"><text:span text:style-name="T1">P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5" draw:text-style-name="P6" draw:layer="layout" svg:width="1.27cm" svg:height="1.27cm" svg:x="13.981cm" svg:y="4.991cm">
                <text:p text:style-name="P1"><text:span text:style-name="T1">C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6" draw:layer="layout" svg:width="1.27cm" svg:height="1.27cm" svg:x="15.251cm" svg:y="7.15cm">
                <text:p text:style-name="P1"><text:span text:style-name="T1">P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3" draw:text-style-name="P5" draw:layer="layout" svg:width="1.27cm" svg:height="1.27cm" svg:x="11.06cm" svg:y="2.07cm">
              <text:p text:style-name="P4"><text:span text:style-name="T2">E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5" draw:layer="layout" svg:width="1.27cm" svg:height="1.27cm" svg:x="11.06cm" svg:y="5.88cm">
              <text:p text:style-name="P4"><text:span text:style-name="T2">F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9.5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1T10:14:07.328762897</meta:creation-date>
    <meta:generator>LibreOffice/6.0.7.3$Linux_X86_64 LibreOffice_project/00m0$Build-3</meta:generator>
    <dc:date>2021-01-21T10:35:44.178870897</dc:date>
    <meta:editing-duration>PT21M36S</meta:editing-duration>
    <meta:editing-cycles>3</meta:editing-cycles>
    <meta:document-statistic meta:object-count="43"/>
  </office:meta>
</office:document-meta>
</file>